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left" draw:textarea-vertical-align="middle" draw:auto-grow-height="false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10.5cm" svg:x2="30.5cm" svg:y2="10.5cm">
          <text:p/>
        </draw:line>
        <draw:line draw:style-name="gr1" draw:text-style-name="P1" draw:layer="layout" svg:x1="2.5cm" svg:y1="12.5cm" svg:x2="30.5cm" svg:y2="12.5cm">
          <text:p/>
        </draw:line>
        <draw:custom-shape draw:style-name="gr2" draw:text-style-name="P1" draw:layer="layout" svg:width="6cm" svg:height="1cm" draw:transform="rotate (1.5707963267946) translate (8.5cm 6cm)">
          <text:p text:style-name="P1">20826003076608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9cm" svg:x2="9cm" svg:y2="10cm">
          <text:p/>
        </draw:line>
        <draw:custom-shape draw:style-name="gr4" draw:text-style-name="P1" draw:layer="layout" svg:width="18cm" svg:height="1cm" svg:x="9cm" svg:y="10cm">
          <text:p text:style-name="P1"><text:span text:style-name="T1">16671</text:span></text:p>
          <text:p text:style-name="P1"><text:span text:style-name="T1">bas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draw:transform="rotate (1.5707963267946) translate (10.5cm 6cm)">
          <text:p text:style-name="P1">2082702091906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11cm" svg:y="12cm">
          <text:p text:style-name="P1"><text:span text:style-name="T1">16672</text:span></text:p>
          <text:p text:style-name="P1"><text:span text:style-name="T1">l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11cm" svg:x2="11cm" svg:y2="12cm">
          <text:p/>
        </draw:line>
        <draw:custom-shape draw:style-name="gr4" draw:text-style-name="P1" draw:layer="layout" svg:width="28cm" svg:height="1cm" svg:x="2.5cm" svg:y="8cm">
          <text:p text:style-name="P1"><text:span text:style-name="T1">7720</text:span></text:p>
          <text:p text:style-name="P1"><text:span text:style-name="T1">gnome-termina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draw:transform="rotate (1.5707963267946) translate (14.5cm 6cm)">
          <text:p text:style-name="P1">2082810075775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15cm" svg:y="12cm">
          <text:p text:style-name="P1"><text:span text:style-name="T1">16673</text:span></text:p>
          <text:p text:style-name="P1"><text:span text:style-name="T1">l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1cm" svg:x2="15cm" svg:y2="12cm">
          <text:p/>
        </draw:line>
        <draw:custom-shape draw:style-name="gr2" draw:text-style-name="P1" draw:layer="layout" svg:width="6cm" svg:height="1cm" draw:transform="rotate (1.5707963267946) translate (18.5cm 6cm)">
          <text:p text:style-name="P1">2083028592842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draw:transform="rotate (1.5707963267946) translate (22.5cm 6cm)">
          <text:p text:style-name="P1">2083487683922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19cm" svg:y="12cm">
          <text:p text:style-name="P1"><text:span text:style-name="T1">16674</text:span></text:p>
          <text:p text:style-name="P1"><text:span text:style-name="T1">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1cm" svg:x="23cm" svg:y="12cm">
          <text:p text:style-name="P1"><text:span text:style-name="T1">16675</text:span></text:p>
          <text:p text:style-name="P1"><text:span text:style-name="T1">pstre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cm" svg:y1="11cm" svg:x2="19cm" svg:y2="12cm">
          <text:p/>
        </draw:line>
        <draw:line draw:style-name="gr3" draw:text-style-name="P1" draw:layer="layout" svg:x1="23cm" svg:y1="11cm" svg:x2="23cm" svg:y2="12cm">
          <text:p/>
        </draw:line>
        <draw:custom-shape draw:style-name="gr2" draw:text-style-name="P1" draw:layer="layout" svg:width="6cm" svg:height="1cm" draw:transform="rotate (1.5707963267946) translate (12.5cm 6cm)">
          <text:p text:style-name="P1">2082702440453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draw:transform="rotate (1.5707963267946) translate (16.5cm 6cm)">
          <text:p text:style-name="P1">2082810446882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draw:transform="rotate (1.5707963267946) translate (20.5cm 6cm)">
          <text:p text:style-name="P1">208316768510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draw:transform="rotate (1.5707963267946) translate (24.5cm 6cm)">
          <text:p text:style-name="P1">2083489163053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draw:transform="rotate (1.5707963267946) translate (26.5cm 6cm)">
          <text:p text:style-name="P1">20837597478616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8-03T15:25:41</meta:creation-date>
    <dc:date>2011-08-04T10:43:48</dc:date>
    <dc:creator>Urs Fässler</dc:creator>
    <meta:editing-duration>PT31M15S</meta:editing-duration>
    <meta:editing-cycles>6</meta:editing-cycles>
    <meta:generator>LibreOffice/3.3$Unix LibreOffice_project/330m19$Build-301</meta:generator>
    <meta:document-statistic meta:object-count="23"/>
  </office:meta>
</office:document-meta>
</file>